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use-window-font-color="true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break-before="pag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Courier New" fo:font-size="10pt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Courier New" fo:font-size="10pt" fo:background-color="transparent" style:font-size-asian="10pt" style:font-size-complex="10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ourier New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99" style:font-name="Courier New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66"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66"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990000"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Courier New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66" style:text-underline-style="solid" style:text-underline-width="auto" style:text-underline-color="font-color"/>
    </style:style>
    <style:style style:name="T3" style:family="text">
      <style:text-properties fo:color="#000066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990000"/>
    </style:style>
    <style:style style:name="T5" style:family="text">
      <style:text-properties fo:background-color="#fff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B: Bases de Datos</text:p>
      <text:p text:style-name="P10"/>
      <text:p text:style-name="P10">OBJETIVO:</text:p>
      <text:p text:style-name="P12">Mantener la definición de las estructuras de todas las bases de datos utilizadas durante el desarrollo del Proyecto en un mismo documento.</text:p>
      <text:p text:style-name="P10"/>
      <text:p text:style-name="P1"><text:span text:style-name="T2">DB:DEFINICIONES</text:span>.</text:p>
      <text:p text:style-name="P1">PK: Primary Key, clave primaria.</text:p>
      <text:p text:style-name="P1">NN: Not null, no admite nulos.</text:p>
      <text:p text:style-name="P1">UQ: Unique index?, índice único?</text:p>
      <text:p text:style-name="P1">BI: Is binary?, es binario?</text:p>
      <text:p text:style-name="P1">UN: unsigned, sin signo.</text:p>
      <text:p text:style-name="P1">ZF: Fill up with zeros if numeric, rellenar con ceros si es númerico.</text:p>
      <text:p text:style-name="P1">AI: Auto incremental, incremento automático.</text:p>
      <text:p text:style-name="P1">FK: Foreign Key, clave foranea.</text:p>
      <text:p text:style-name="P1"/>
      <text:p text:style-name="P1"><text:span text:style-name="T2">IDX:ÍNDICES</text:span>:</text:p>
      <text:p text:style-name="P1">PK: XXXNNN<text:span text:style-name="T4">01</text:span></text:p>
      <text:p text:style-name="P1">FK: XXXNNN<text:span text:style-name="T4">0N</text:span></text:p>
      <text:p text:style-name="P13"/>
      <text:p text:style-name="P1"><text:span text:style-name="T2">REL:RELACIONES</text:span>:</text:p>
      <text:p text:style-name="P3">&lt;1--N&gt;: UNA incidencia en la tabla aparece en MUCHAS de la otra tabla</text:p>
      <text:p text:style-name="P3">&lt;N--|&gt;: MUCHAS incidencias en la tabla se representan en UNA de la otra tabla.</text:p>
      <text:p text:style-name="P3">&lt;<text:span text:style-name="T4">N—-N</text:span>&gt;: ROMPER LA RELACION: &lt;N--|&gt; &lt;1—N&gt;.</text:p>
      <text:p text:style-name="P4"><text:a xlink:type="simple" xlink:href="db:DATOS" text:style-name="Internet_20_link" text:visited-style-name="Visited_20_Internet_20_Link">DB:DATOS</text:a><text:span text:style-name="T2"> (DBD)</text:span>.</text:p>
      <text:p text:style-name="P2"/>
      <text:p text:style-name="P9">DBD001 – EMPRESA</text:p>
      <text:p text:style-name="P9">ATRIBUTO<text:tab/>DENOMINACIÓN<text:tab/><text:tab/>TIPO<text:tab/><text:tab/>PK NN UQ BI UN ZF AI <text:s/>FK</text:p>
      <text:p text:style-name="P7">D001EmpCod<text:tab/>Empresa Código<text:tab/><text:tab/>N(5,0)<text:tab/><text:span text:style-name="T5">SI</text:span> SI -- -- SI -- -- <text:s/>--</text:p>
      <text:p text:style-name="P7">D001EmpDen<text:tab/>Empresa Denominación<text:tab/>C(50)<text:tab/><text:tab/>-- SI -- -- -- –- -- <text:s/>--</text:p>
      <text:p text:style-name="P6"/>
      <text:p text:style-name="P8">IDX:PK DBD00101: DBD001.D001EmpCod</text:p>
      <text:p text:style-name="P8"/>
      <text:p text:style-name="P9">DBD002 – USUARIO</text:p>
      <text:p text:style-name="P9">ATRIBUTO<text:tab/>DENOMINACIÓN<text:tab/><text:tab/>TIPO<text:tab/><text:tab/>PK NN UQ BI UN ZF AI <text:s/>FK</text:p>
      <text:p text:style-name="P7">D001EmpCod<text:tab/>Empresa Código<text:tab/><text:tab/>N(5,0)<text:tab/><text:span text:style-name="T5">SI</text:span> SI -- -- SI -- -- <text:s/><text:span text:style-name="T1">SI</text:span></text:p>
      <text:p text:style-name="P7">D002UsuNick<text:tab/>Usuario Nick<text:tab/><text:tab/>C(10)<text:tab/><text:tab/><text:span text:style-name="T5">SI</text:span> SI SI -- -- -- -- <text:s/>--</text:p>
      <text:p text:style-name="P7">D002UsuPass<text:tab/>Usuario Password<text:tab/><text:tab/>VARCHAR(80)<text:tab/>-- -- -- -- -- -- -- <text:s/>--</text:p>
      <text:p text:style-name="P6"/>
      <text:p text:style-name="P8">IDX:PK DBD00201: DBD002.D001EmpCod, DBD002.D002UsuNick</text:p>
      <text:p text:style-name="P8">IDX:FK DBD00202: DBD002.D001EmpCod &lt;N--1&gt; DBD001.D001EmpCod</text:p>
      <text:p text:style-name="P8"/>
      <text:p text:style-name="P9">DBD003 – POI</text:p>
      <text:p text:style-name="P9">ATRIBUTO<text:tab/>DENOMINACIÓN<text:tab/><text:tab/>TIPO<text:tab/><text:tab/>PK NN UQ BI UN ZF AI <text:s/>FK</text:p>
      <text:p text:style-name="P7">D003POIId<text:tab/>Id. Punto de Interés<text:tab/>N(5,0)<text:tab/><text:span text:style-name="T5">SI</text:span> SI -- -- SI –- -- <text:s/><text:span text:style-name="T1">--</text:span></text:p>
      <text:p text:style-name="P8">D003POILat<text:tab/>Latitud<text:tab/><text:tab/><text:tab/>??????<text:tab/>–-</text:p>
      <text:p text:style-name="P8">D003POILon<text:tab/>Longitud<text:tab/><text:tab/><text:tab/>??????<text:tab/>--</text:p>
      <text:p text:style-name="P5"><text:span text:style-name="T3">DB:PARAMETROS(DC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el Confeggi</meta:initial-creator>
    <meta:creation-date>2015-02-10T18:15:34.38</meta:creation-date>
    <meta:generator>OpenOffice/4.1.0$Win32 OpenOffice.org_project/410m18$Build-9764</meta:generator>
    <dc:date>2016-04-18T22:08:35.05</dc:date>
    <dc:creator>Leonel Confeggi</dc:creator>
    <meta:editing-duration>PT1H31M13S</meta:editing-duration>
    <meta:editing-cycles>10</meta:editing-cycles>
    <meta:document-statistic meta:table-count="0" meta:image-count="0" meta:object-count="0" meta:page-count="3" meta:paragraph-count="38" meta:word-count="258" meta:character-count="1517"/>
  </office:meta>
</office:document-meta>
</file>